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ce2"/>
        <table:table-column table:style-name="co10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t_CFL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i_grav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_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R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kappa_P 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kappa_P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ydrostaticnes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losed mass (r)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R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R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appa_P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appa_P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appa_P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kappa_P (Tsun)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kappa_P (Tsun)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kappa_P (Tsun)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1:42:00.348022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2-11T11:46:38.121997484</dc:date>
    <meta:editing-duration>PT19M40S</meta:editing-duration>
    <meta:editing-cycles>4</meta:editing-cycles>
    <meta:generator>LibreOffice/6.4.5.2$Linux_X86_64 LibreOffice_project/40$Build-2</meta:generator>
    <meta:document-statistic meta:table-count="1" meta:cell-count="211" meta:object-count="0"/>
  </office:meta>
</office:document-meta>
</file>